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axb2HttpMessageConverter.customizeUnmarshaller( Unmarshaller unmarsh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axb2HttpMessageConverter.getJaxbContext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axb2HttpMessageConverter.customizeMarshaller( Marshaller marsh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axb2HttpMessageConverter.createMarshaller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Jaxb2HttpMessageConverter.createUnmarshaller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